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347" officeooo:paragraph-rsid="0012cccf"/>
    </style:style>
    <style:style style:name="P2" style:family="paragraph" style:parent-style-name="Standard">
      <style:text-properties officeooo:paragraph-rsid="0012cccf"/>
    </style:style>
    <style:style style:name="P3" style:family="paragraph" style:parent-style-name="Standard">
      <style:text-properties fo:color="#5983b0" loext:opacity="100%"/>
    </style:style>
    <style:style style:name="P4" style:family="paragraph" style:parent-style-name="Standard">
      <style:text-properties officeooo:rsid="000e7e0e" officeooo:paragraph-rsid="0012cccf"/>
    </style:style>
    <style:style style:name="P5" style:family="paragraph" style:parent-style-name="Standard">
      <style:text-properties officeooo:paragraph-rsid="0016c9e2"/>
    </style:style>
    <style:style style:name="P6" style:family="paragraph" style:parent-style-name="Standard">
      <style:text-properties officeooo:rsid="001cc143" officeooo:paragraph-rsid="001cc143"/>
    </style:style>
    <style:style style:name="P7" style:family="paragraph" style:parent-style-name="Standard">
      <style:text-properties officeooo:rsid="001d2277" officeooo:paragraph-rsid="001d2277"/>
    </style:style>
    <style:style style:name="P8" style:family="paragraph" style:parent-style-name="Standard">
      <style:text-properties officeooo:rsid="000e7e0e" officeooo:paragraph-rsid="0012cccf"/>
    </style:style>
    <style:style style:name="P9" style:family="paragraph" style:parent-style-name="Standard">
      <style:text-properties officeooo:paragraph-rsid="0016c9e2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0eb529"/>
    </style:style>
    <style:style style:name="T6" style:family="text">
      <style:text-properties officeooo:rsid="000e7e0e"/>
    </style:style>
    <style:style style:name="T7" style:family="text">
      <style:text-properties officeooo:rsid="0014d57b"/>
    </style:style>
    <style:style style:name="T8" style:family="text">
      <style:text-properties fo:color="#5983b0" loext:opacity="100%"/>
    </style:style>
    <style:style style:name="T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18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ba954"/>
    </style:style>
    <style:style style:name="T21" style:family="text">
      <style:text-properties officeooo:rsid="001d2277"/>
    </style:style>
    <style:style style:name="T22" style:family="text">
      <style:text-properties officeooo:rsid="0021ee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20">4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8">https://github.com/Utilka/OOP_labs_Univ</text:span></text:a></text:p>
      <text:p text:style-name="P3"/>
      <text:p text:style-name="P4"/>
      <text:p text:style-name="P4">ІНТЕРФЕЙСИ ТА ПРОТОКОЛИ У РУТНОК</text:p>
      <text:p text:style-name="P4">Мета: розглянути поняття інтерфейсу та його призначення. Розглянути</text:p>
      <text:p text:style-name="P4">можливості Пайтон по створенню і використанню інтерфейсів.</text:p>
      <text:p text:style-name="P4"/>
      <text:p text:style-name="P4"/>
      <text:p text:style-name="P7">main.py </text:p>
      <text:p text:style-name="P7"/>
      <text:p text:style-name="P1"><text:span text:style-name="T1">import </text:span><text:span text:style-name="T2">abc</text:span><text:line-break/><text:span text:style-name="T1">from </text:span><text:span text:style-name="T2">abc </text:span><text:span text:style-name="T1">import </text:span><text:span text:style-name="T2">ABCMeta</text:span><text:line-break/><text:span text:style-name="T1">from </text:span><text:span text:style-name="T2">random </text:span><text:span text:style-name="T1">import </text:span><text:span text:style-name="T2">randrange</text:span><text:line-break/><text:span text:style-name="T1">from </text:span><text:span text:style-name="T2">typing </text:span><text:span text:style-name="T1">import </text:span><text:span text:style-name="T2">Union</text:span><text:span text:style-name="T1">, </text:span><text:span text:style-name="T2">runtime_checkable</text:span><text:span text:style-name="T1">, </text:span><text:span text:style-name="T2">Tuple</text:span><text:span text:style-name="T1">, </text:span><text:span text:style-name="T2">Protocol</text:span><text:line-break/><text:line-break/><text:span text:style-name="T1">from </text:span><text:span text:style-name="T2">Crypto.Cipher </text:span><text:span text:style-name="T1">import </text:span><text:span text:style-name="T2">AES</text:span><text:line-break/><text:span text:style-name="T1">from </text:span><text:span text:style-name="T2">Crypto.Cipher </text:span><text:span text:style-name="T1">import </text:span><text:span text:style-name="T2">PKCS1_OAEP</text:span><text:line-break/><text:span text:style-name="T1">from </text:span><text:span text:style-name="T2">Crypto.PublicKey </text:span><text:span text:style-name="T1">import </text:span><text:span text:style-name="T2">RSA</text:span><text:line-break/><text:span text:style-name="T1">from </text:span><text:span text:style-name="T2">Crypto.PublicKey.RSA </text:span><text:span text:style-name="T1">import </text:span><text:span text:style-name="T2">RsaKey</text:span><text:line-break/><text:span text:style-name="T1">from </text:span><text:span text:style-name="T2">Crypto.Random </text:span><text:span text:style-name="T1">import </text:span><text:span text:style-name="T2">get_random_bytes</text:span><text:line-break/><text:line-break/><text:span text:style-name="T2">Buffer = Union[</text:span><text:span text:style-name="T14">bytes</text:span><text:span text:style-name="T1">, </text:span><text:span text:style-name="T14">bytearray</text:span><text:span text:style-name="T1">, </text:span><text:span text:style-name="T14">memoryview</text:span><text:span text:style-name="T2">]</text:span><text:line-break/><text:line-break/><text:span text:style-name="T10">@runtime_checkable</text:span><text:line-break/><text:span text:style-name="T1">class </text:span><text:span text:style-name="T2">MyByteCipher(Protocol):</text:span><text:line-break/><text:line-break/><text:span text:style-name="T2"> <text:s text:c="3"/></text:span><text:span text:style-name="T1">def </text:span><text:span text:style-name="T11">encrypt</text:span><text:span text:style-name="T2">(</text:span><text:span text:style-name="T12">self</text:span><text:span text:style-name="T1">, </text:span><text:span text:style-name="T2">clear_message: </text:span><text:span text:style-name="T14">bytes</text:span><text:span text:style-name="T2">) -&gt; </text:span><text:span text:style-name="T14">bytes</text:span><text:span text:style-name="T2">:</text:span><text:line-break/><text:span text:style-name="T2"> <text:s text:c="7"/></text:span><text:span text:style-name="T1">pass</text:span><text:line-break/><text:line-break/><text:span text:style-name="T1"> <text:s text:c="3"/>def </text:span><text:span text:style-name="T11">decrypt</text:span><text:span text:style-name="T2">(</text:span><text:span text:style-name="T12">self</text:span><text:span text:style-name="T1">, </text:span><text:span text:style-name="T2">encrypted_message: </text:span><text:span text:style-name="T14">bytes</text:span><text:span text:style-name="T2">) -&gt; </text:span><text:span text:style-name="T14">bytes</text:span><text:span text:style-name="T2">:</text:span><text:line-break/><text:span text:style-name="T2"> <text:s text:c="7"/></text:span><text:span text:style-name="T1">pass</text:span><text:line-break/><text:line-break/><text:line-break/><text:span text:style-name="T1">class </text:span><text:span text:style-name="T2">MyCipher(</text:span><text:span text:style-name="T9">metaclass</text:span><text:span text:style-name="T2">=abc.ABCMeta):</text:span><text:line-break/><text:line-break/><text:span text:style-name="T2"> <text:s text:c="3"/></text:span><text:span text:style-name="T10">@abc.abstractmethod</text:span><text:line-break/><text:span text:style-name="T10"> <text:s text:c="3"/></text:span><text:span text:style-name="T1">def </text:span><text:span text:style-name="T11">encrypt</text:span><text:span text:style-name="T2">(</text:span><text:span text:style-name="T12">self</text:span><text:span text:style-name="T1">, </text:span><text:span text:style-name="T2">clear_message):</text:span><text:line-break/><text:span text:style-name="T2"> <text:s text:c="7"/></text:span><text:span text:style-name="T1">pass</text:span><text:line-break/><text:line-break/><text:span text:style-name="T1"> <text:s text:c="3"/></text:span><text:span text:style-name="T10">@abc.abstractmethod</text:span><text:line-break/><text:span text:style-name="T10"> <text:s text:c="3"/></text:span><text:span text:style-name="T1">def </text:span><text:span text:style-name="T11">decrypt</text:span><text:span text:style-name="T2">(</text:span><text:span text:style-name="T12">self</text:span><text:span text:style-name="T1">, </text:span><text:span text:style-name="T2">encrypted_message):</text:span><text:line-break/><text:span text:style-name="T2"> <text:s text:c="7"/></text:span><text:span text:style-name="T1">pass</text:span><text:line-break/><text:line-break/><text:line-break/><text:span text:style-name="T1">class </text:span><text:span text:style-name="T2">MySymmetric(MyCipher</text:span><text:span text:style-name="T1">, </text:span><text:span text:style-name="T9">metaclass</text:span><text:span text:style-name="T2">=ABCMeta):</text:span><text:line-break/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private_key):</text:span><text:line-break/><text:span text:style-name="T2"> <text:s text:c="7"/></text:span><text:span text:style-name="T12">self</text:span><text:span text:style-name="T2">._private_key = private_key</text:span><text:line-break/><text:line-break/><text:line-break/><text:span text:style-name="T1">class </text:span><text:span text:style-name="T2">MyAsymmetric(MyCipher</text:span><text:span text:style-name="T1">, </text:span><text:span text:style-name="T9">metaclass</text:span><text:span text:style-name="T2">=ABCMeta):</text:span><text:line-break/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private_key</text:span><text:span text:style-name="T1">, </text:span><text:span text:style-name="T2">public_key):</text:span><text:line-break/><text:soft-page-break/><text:span text:style-name="T2"> <text:s text:c="7"/></text:span><text:span text:style-name="T12">self</text:span><text:span text:style-name="T2">._public_key = public_key</text:span><text:line-break/><text:span text:style-name="T2"> <text:s text:c="7"/></text:span><text:span text:style-name="T12">self</text:span><text:span text:style-name="T2">._private_key = private_key</text:span><text:line-break/><text:line-break/><text:line-break/><text:span text:style-name="T1">class </text:span><text:span text:style-name="T2">MyAES(MySymmetric):</text:span><text:line-break/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private_key: </text:span><text:span text:style-name="T14">bytes </text:span><text:span text:style-name="T2">= </text:span><text:span text:style-name="T1">None</text:span><text:span text:style-name="T2">):</text:span><text:line-break/><text:span text:style-name="T2"> <text:s text:c="7"/></text:span><text:span text:style-name="T1">if </text:span><text:span text:style-name="T2">(private_key </text:span><text:span text:style-name="T1">is None</text:span><text:span text:style-name="T2">):</text:span><text:line-break/><text:span text:style-name="T2"> <text:s text:c="11"/>private_key = </text:span><text:span text:style-name="T12">self</text:span><text:span text:style-name="T2">.generate_key()</text:span><text:line-break/><text:line-break/><text:span text:style-name="T2"> <text:s text:c="7"/></text:span><text:span text:style-name="T14">super</text:span><text:span text:style-name="T2">().</text:span><text:span text:style-name="T13">__init__</text:span><text:span text:style-name="T2">(private_key)</text:span><text:lin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11">generate_key</text:span><text:span text:style-name="T2">(length=</text:span><text:span text:style-name="T3">16</text:span><text:span text:style-name="T2">):</text:span><text:line-break/><text:span text:style-name="T2"> <text:s text:c="7"/>key: </text:span><text:span text:style-name="T14">bytes </text:span><text:span text:style-name="T2">= get_random_bytes(length)</text:span><text:line-break/><text:span text:style-name="T2"> <text:s text:c="7"/></text:span><text:span text:style-name="T15"># key = b'Sixteen byte key'</text:span><text:line-break/><text:span text:style-name="T15"> <text:s text:c="7"/></text:span><text:span text:style-name="T1">return </text:span><text:span text:style-name="T2">key</text:span><text:line-break/><text:line-break/><text:span text:style-name="T2"> <text:s text:c="3"/></text:span><text:span text:style-name="T1">def </text:span><text:span text:style-name="T11">encrypt</text:span><text:span text:style-name="T2">(</text:span><text:span text:style-name="T12">self</text:span><text:span text:style-name="T1">, </text:span><text:span text:style-name="T2">clear_message: Buffer):</text:span><text:line-break/><text:line-break/><text:span text:style-name="T2"> <text:s text:c="7"/>cipher = AES.new(</text:span><text:span text:style-name="T12">self</text:span><text:span text:style-name="T2">._private_key</text:span><text:span text:style-name="T1">, </text:span><text:span text:style-name="T2">AES.MODE_EAX)</text:span><text:line-break/><text:span text:style-name="T2"> <text:s text:c="7"/>nonce: </text:span><text:span text:style-name="T14">bytes </text:span><text:span text:style-name="T2">= cipher.nonce</text:span><text:line-break/><text:span text:style-name="T2"> <text:s text:c="7"/>ciphertext</text:span><text:span text:style-name="T1">, </text:span><text:span text:style-name="T2">tag = cipher.encrypt_and_digest(clear_message)</text:span><text:line-break/><text:span text:style-name="T2"> <text:s text:c="7"/></text:span><text:span text:style-name="T1">return </text:span><text:span text:style-name="T2">(nonce</text:span><text:span text:style-name="T1">, </text:span><text:span text:style-name="T2">ciphertext</text:span><text:span text:style-name="T1">, </text:span><text:span text:style-name="T2">tag)</text:span><text:line-break/><text:line-break/><text:span text:style-name="T2"> <text:s text:c="3"/></text:span><text:span text:style-name="T1">def </text:span><text:span text:style-name="T11">decrypt</text:span><text:span text:style-name="T2">(</text:span><text:span text:style-name="T12">self</text:span><text:span text:style-name="T1">, </text:span><text:span text:style-name="T2">encrypted_message: Tuple[</text:span><text:span text:style-name="T14">bytes</text:span><text:span text:style-name="T1">, </text:span><text:span text:style-name="T14">bytes</text:span><text:span text:style-name="T1">, </text:span><text:span text:style-name="T14">bytes</text:span><text:span text:style-name="T2">]):</text:span><text:line-break/><text:span text:style-name="T2"> <text:s text:c="7"/></text:span><text:span text:style-name="T16">"""</text:span><text:line-break/><text:line-break/><text:span text:style-name="T16"> <text:s text:c="7"/></text:span><text:span text:style-name="T17">:type</text:span><text:span text:style-name="T16"> encrypted_message: tuple (nonce,ciphertext,tag)</text:span><text:line-break/><text:span text:style-name="T16"> <text:s text:c="7"/>"""</text:span><text:line-break/><text:span text:style-name="T16"> <text:s text:c="7"/></text:span><text:span text:style-name="T2">nonce</text:span><text:span text:style-name="T1">, </text:span><text:span text:style-name="T2">ciphertext</text:span><text:span text:style-name="T1">, </text:span><text:span text:style-name="T2">tag = encrypted_message</text:span><text:line-break/><text:line-break/><text:span text:style-name="T2"> <text:s text:c="7"/>cipher = AES.new(</text:span><text:span text:style-name="T12">self</text:span><text:span text:style-name="T2">._private_key</text:span><text:span text:style-name="T1">, </text:span><text:span text:style-name="T2">AES.MODE_EAX</text:span><text:span text:style-name="T1">, </text:span><text:span text:style-name="T9">nonce</text:span><text:span text:style-name="T2">=nonce)</text:span><text:line-break/><text:span text:style-name="T2"> <text:s text:c="7"/>plaintext = cipher.decrypt(ciphertext)</text:span><text:line-break/><text:span text:style-name="T2"> <text:s text:c="7"/></text:span><text:span text:style-name="T1">try</text:span><text:span text:style-name="T2">:</text:span><text:line-break/><text:span text:style-name="T2"> <text:s text:c="11"/>cipher.verify(tag)</text:span><text:line-break/><text:span text:style-name="T2"> <text:s text:c="11"/></text:span><text:span text:style-name="T1">return </text:span><text:span text:style-name="T2">plaintext</text:span><text:line-break/><text:span text:style-name="T2"> <text:s text:c="7"/></text:span><text:span text:style-name="T1">except </text:span><text:span text:style-name="T14">ValueError</text:span><text:span text:style-name="T2">:</text:span><text:line-break/><text:span text:style-name="T2"> <text:s text:c="11"/></text:span><text:span text:style-name="T14">print</text:span><text:span text:style-name="T2">(</text:span><text:span text:style-name="T4">"Key incorrect or message corrupted"</text:span><text:span text:style-name="T2">)</text:span><text:line-break/><text:line-break/><text:span text:style-name="T1">class </text:span><text:span text:style-name="T2">MyRSA(MyAsymmetric):</text:span><text:line-break/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private_key: RsaKey = </text:span><text:span text:style-name="T1">None, </text:span><text:span text:style-name="T2">public_key: RsaKey = </text:span><text:span text:style-name="T1">None</text:span><text:span text:style-name="T2">):</text:span><text:line-break/><text:span text:style-name="T2"> <text:s text:c="7"/></text:span><text:span text:style-name="T1">if </text:span><text:span text:style-name="T2">(private_key </text:span><text:span text:style-name="T1">is None</text:span><text:span text:style-name="T2">):</text:span><text:line-break/><text:span text:style-name="T2"> <text:s text:c="11"/>private_key = </text:span><text:span text:style-name="T12">self</text:span><text:span text:style-name="T2">.generate_key()</text:span><text:line-break/><text:span text:style-name="T2"> <text:s text:c="7"/></text:span><text:span text:style-name="T1">if </text:span><text:span text:style-name="T2">(public_key </text:span><text:span text:style-name="T1">is None</text:span><text:span text:style-name="T2">):</text:span><text:line-break/><text:span text:style-name="T2"> <text:s text:c="11"/>public_key = private_key.publickey()</text:span><text:line-break/><text:line-break/><text:span text:style-name="T2"> <text:s text:c="7"/></text:span><text:span text:style-name="T14">super</text:span><text:span text:style-name="T2">().</text:span><text:span text:style-name="T13">__init__</text:span><text:span text:style-name="T2">(private_key</text:span><text:span text:style-name="T1">, </text:span><text:span text:style-name="T2">public_key)</text:span><text:lin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11">generate_key</text:span><text:span text:style-name="T2">(length: </text:span><text:span text:style-name="T14">int </text:span><text:span text:style-name="T2">= </text:span><text:span text:style-name="T3">4096</text:span><text:span text:style-name="T2">):</text:span><text:line-break/><text:span text:style-name="T2"> <text:s text:c="7"/>private_key: RsaKey = RSA.generate(length)</text:span><text:line-break/><text:span text:style-name="T2"> <text:s text:c="7"/></text:span><text:span text:style-name="T1">return </text:span><text:span text:style-name="T2">private_key</text:span><text:line-break/><text:line-break/><text:span text:style-name="T2"> <text:s text:c="3"/></text:span><text:span text:style-name="T1">def </text:span><text:span text:style-name="T11">encrypt</text:span><text:span text:style-name="T2">(</text:span><text:span text:style-name="T12">self</text:span><text:span text:style-name="T1">, </text:span><text:span text:style-name="T2">clear_message: Buffer):</text:span><text:line-break/><text:span text:style-name="T2"> <text:s text:c="7"/>encryptor = PKCS1_OAEP.new(</text:span><text:span text:style-name="T12">self</text:span><text:span text:style-name="T2">._public_key)</text:span><text:line-break/><text:span text:style-name="T2"> <text:s text:c="7"/>encrypted = encryptor.encrypt(clear_message)</text:span><text:line-break/><text:span text:style-name="T2"> <text:s text:c="7"/></text:span><text:span text:style-name="T1">return </text:span><text:span text:style-name="T2">encrypted</text:span><text:line-break/><text:soft-page-break/><text:line-break/><text:span text:style-name="T2"> <text:s text:c="3"/></text:span><text:span text:style-name="T1">def </text:span><text:span text:style-name="T11">decrypt</text:span><text:span text:style-name="T2">(</text:span><text:span text:style-name="T12">self</text:span><text:span text:style-name="T1">, </text:span><text:span text:style-name="T2">encrypted_message: Buffer):</text:span><text:line-break/><text:span text:style-name="T2"> <text:s text:c="7"/>decrypter = PKCS1_OAEP.new(</text:span><text:span text:style-name="T12">self</text:span><text:span text:style-name="T2">._private_key)</text:span><text:line-break/><text:span text:style-name="T2"> <text:s text:c="7"/>decrypted = decrypter.decrypt(encrypted_message)</text:span><text:line-break/><text:span text:style-name="T2"> <text:s text:c="7"/></text:span><text:span text:style-name="T1">return </text:span><text:span text:style-name="T2">decrypted</text:span><text:line-break/><text:line-break/><text:line-break/><text:span text:style-name="T1">class </text:span><text:span text:style-name="T2">MyVigenere(MySymmetric):</text:span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private_key: </text:span><text:span text:style-name="T14">str </text:span><text:span text:style-name="T2">= </text:span><text:span text:style-name="T1">None</text:span><text:span text:style-name="T2">):</text:span><text:line-break/><text:span text:style-name="T2"> <text:s text:c="7"/></text:span><text:span text:style-name="T1">if </text:span><text:span text:style-name="T2">(private_key </text:span><text:span text:style-name="T1">is None</text:span><text:span text:style-name="T2">):</text:span><text:line-break/><text:span text:style-name="T2"> <text:s text:c="11"/>private_key = </text:span><text:span text:style-name="T12">self</text:span><text:span text:style-name="T2">.generate_key()</text:span><text:line-break/><text:line-break/><text:span text:style-name="T2"> <text:s text:c="7"/></text:span><text:span text:style-name="T14">super</text:span><text:span text:style-name="T2">().</text:span><text:span text:style-name="T13">__init__</text:span><text:span text:style-name="T2">(private_key)</text:span><text:line-break/><text:line-break/><text:span text:style-name="T2"> <text:s text:c="3"/></text:span><text:span text:style-name="T10">@staticmethod</text:span><text:line-break/><text:span text:style-name="T10"> <text:s text:c="3"/></text:span><text:span text:style-name="T1">def </text:span><text:span text:style-name="T11">generate_key</text:span><text:span text:style-name="T2">(length: </text:span><text:span text:style-name="T14">int </text:span><text:span text:style-name="T2">= </text:span><text:span text:style-name="T3">10</text:span><text:span text:style-name="T2">):</text:span><text:line-break/><text:span text:style-name="T2"> <text:s text:c="7"/>private_key = </text:span><text:span text:style-name="T4">""</text:span><text:span text:style-name="T2">.join([</text:span><text:span text:style-name="T14">chr</text:span><text:span text:style-name="T2">(randrange(</text:span><text:span text:style-name="T3">26</text:span><text:span text:style-name="T2">) + </text:span><text:span text:style-name="T3">65</text:span><text:span text:style-name="T2">) </text:span><text:span text:style-name="T1">for </text:span><text:span text:style-name="T18">i </text:span><text:span text:style-name="T1">in </text:span><text:span text:style-name="T14">range</text:span><text:span text:style-name="T2">(length)])</text:span><text:line-break/><text:span text:style-name="T2"> <text:s text:c="7"/></text:span><text:span text:style-name="T1">return </text:span><text:span text:style-name="T2">private_key</text:span><text:line-break/><text:line-break/><text:span text:style-name="T2"> <text:s text:c="3"/></text:span><text:span text:style-name="T1">def </text:span><text:span text:style-name="T11">_v_cypher</text:span><text:span text:style-name="T2">(</text:span><text:span text:style-name="T12">self</text:span><text:span text:style-name="T1">, </text:span><text:span text:style-name="T2">text: </text:span><text:span text:style-name="T14">str</text:span><text:span text:style-name="T1">, </text:span><text:span text:style-name="T2">enc: </text:span><text:span text:style-name="T14">bool</text:span><text:span text:style-name="T2">):</text:span><text:line-break/><text:span text:style-name="T2"> <text:s text:c="7"/>key = </text:span><text:span text:style-name="T12">self</text:span><text:span text:style-name="T2">._private_key</text:span><text:line-break/><text:span text:style-name="T2"> <text:s text:c="7"/></text:span><text:span text:style-name="T1">if </text:span><text:span text:style-name="T14">isinstance</text:span><text:span text:style-name="T2">(text</text:span><text:span text:style-name="T1">, </text:span><text:span text:style-name="T14">bytes</text:span><text:span text:style-name="T2">):</text:span><text:line-break/><text:span text:style-name="T2"> <text:s text:c="11"/>text = text.decode(</text:span><text:span text:style-name="T4">"utf-8"</text:span><text:span text:style-name="T2">)</text:span><text:line-break/><text:span text:style-name="T2"> <text:s text:c="7"/>text = text.upper()</text:span><text:line-break/><text:span text:style-name="T2"> <text:s text:c="7"/>key_length = </text:span><text:span text:style-name="T14">len</text:span><text:span text:style-name="T2">(key)</text:span><text:line-break/><text:span text:style-name="T2"> <text:s text:c="7"/>key_as_int = [</text:span><text:span text:style-name="T14">ord</text:span><text:span text:style-name="T2">(i) </text:span><text:span text:style-name="T1">for </text:span><text:span text:style-name="T2">i </text:span><text:span text:style-name="T1">in </text:span><text:span text:style-name="T2">key]</text:span><text:line-break/><text:span text:style-name="T2"> <text:s text:c="7"/>text_as_int = [</text:span><text:span text:style-name="T14">ord</text:span><text:span text:style-name="T2">(i) </text:span><text:span text:style-name="T1">for </text:span><text:span text:style-name="T2">i </text:span><text:span text:style-name="T1">in </text:span><text:span text:style-name="T2">text]</text:span><text:line-break/><text:span text:style-name="T2"> <text:s text:c="7"/></text:span><text:span text:style-name="T1">if </text:span><text:span text:style-name="T2">enc:</text:span><text:line-break/><text:span text:style-name="T2"> <text:s text:c="11"/>ciphertext = </text:span><text:span text:style-name="T4">''</text:span><text:line-break/><text:span text:style-name="T4"> <text:s text:c="11"/></text:span><text:span text:style-name="T1">for </text:span><text:span text:style-name="T2">i </text:span><text:span text:style-name="T1">in </text:span><text:span text:style-name="T14">range</text:span><text:span text:style-name="T2">(</text:span><text:span text:style-name="T14">len</text:span><text:span text:style-name="T2">(text_as_int)):</text:span><text:line-break/><text:span text:style-name="T2"> <text:s text:c="15"/>value = (text_as_int[i] + key_as_int[i % key_length]) % </text:span><text:span text:style-name="T3">26</text:span><text:line-break/><text:span text:style-name="T3"> <text:s text:c="15"/></text:span><text:span text:style-name="T2">ciphertext += </text:span><text:span text:style-name="T14">chr</text:span><text:span text:style-name="T2">(value + </text:span><text:span text:style-name="T3">65</text:span><text:span text:style-name="T2">)</text:span><text:line-break/><text:span text:style-name="T2"> <text:s text:c="11"/></text:span><text:span text:style-name="T1">return </text:span><text:span text:style-name="T2">ciphertext</text:span><text:line-break/><text:span text:style-name="T2"> <text:s text:c="7"/></text:span><text:span text:style-name="T1">else</text:span><text:span text:style-name="T2">:</text:span><text:line-break/><text:span text:style-name="T2"> <text:s text:c="11"/>plaintext = </text:span><text:span text:style-name="T4">''</text:span><text:line-break/><text:span text:style-name="T4"> <text:s text:c="11"/></text:span><text:span text:style-name="T1">for </text:span><text:span text:style-name="T2">i </text:span><text:span text:style-name="T1">in </text:span><text:span text:style-name="T14">range</text:span><text:span text:style-name="T2">(</text:span><text:span text:style-name="T14">len</text:span><text:span text:style-name="T2">(text_as_int)):</text:span><text:line-break/><text:span text:style-name="T2"> <text:s text:c="15"/>value = (text_as_int[i] - key_as_int[i % key_length]) % </text:span><text:span text:style-name="T3">26</text:span><text:line-break/><text:span text:style-name="T3"> <text:s text:c="15"/></text:span><text:span text:style-name="T2">plaintext += </text:span><text:span text:style-name="T14">chr</text:span><text:span text:style-name="T2">(value + </text:span><text:span text:style-name="T3">65</text:span><text:span text:style-name="T2">)</text:span><text:line-break/><text:span text:style-name="T2"> <text:s text:c="11"/></text:span><text:span text:style-name="T1">return </text:span><text:span text:style-name="T2">plaintext</text:span><text:line-break/><text:line-break/><text:span text:style-name="T2"> <text:s text:c="3"/></text:span><text:span text:style-name="T1">def </text:span><text:span text:style-name="T11">encrypt</text:span><text:span text:style-name="T2">(</text:span><text:span text:style-name="T12">self</text:span><text:span text:style-name="T1">, </text:span><text:span text:style-name="T2">plaintext: </text:span><text:span text:style-name="T14">str</text:span><text:span text:style-name="T2">) -&gt; </text:span><text:span text:style-name="T14">str</text:span><text:span text:style-name="T2">:</text:span><text:line-break/><text:span text:style-name="T2"> <text:s text:c="7"/></text:span><text:span text:style-name="T1">return </text:span><text:span text:style-name="T12">self</text:span><text:span text:style-name="T2">._v_cypher(plaintext</text:span><text:span text:style-name="T1">, True</text:span><text:span text:style-name="T2">)</text:span><text:line-break/><text:line-break/><text:span text:style-name="T2"> <text:s text:c="3"/></text:span><text:span text:style-name="T1">def </text:span><text:span text:style-name="T11">decrypt</text:span><text:span text:style-name="T2">(</text:span><text:span text:style-name="T12">self</text:span><text:span text:style-name="T1">, </text:span><text:span text:style-name="T2">ciphertext: </text:span><text:span text:style-name="T14">str</text:span><text:span text:style-name="T2">) -&gt; </text:span><text:span text:style-name="T14">str</text:span><text:span text:style-name="T2">:</text:span><text:line-break/><text:span text:style-name="T2"> <text:s text:c="7"/></text:span><text:span text:style-name="T1">return </text:span><text:span text:style-name="T12">self</text:span><text:span text:style-name="T2">._v_cypher(ciphertext</text:span><text:span text:style-name="T1">, False</text:span><text:span text:style-name="T2">)</text:span><text:line-break/><text:line-break/><text:line-break/><text:span text:style-name="T1">if </text:span><text:span text:style-name="T2">__name__ == </text:span><text:span text:style-name="T4">'__main__'</text:span><text:span text:style-name="T2">:</text:span><text:line-break/><text:span text:style-name="T2"> <text:s text:c="3"/>my_aes = MyAES()</text:span><text:line-break/><text:span text:style-name="T2"> <text:s text:c="3"/>enc_m = my_aes.encrypt(</text:span><text:span text:style-name="T19">b"someMyAEStext"</text:span><text:span text:style-name="T2">)</text:span><text:line-break/><text:span text:style-name="T2"> <text:s text:c="3"/>dec_m = my_aes.decrypt(enc_m)</text:span><text:line-break/><text:span text:style-name="T2"> <text:s text:c="3"/></text:span><text:span text:style-name="T14">print</text:span><text:span text:style-name="T2">(dec_m)</text:span><text:line-break/><text:line-break/><text:span text:style-name="T2"> <text:s text:c="3"/>my_rsa = MyRSA()</text:span><text:line-break/><text:span text:style-name="T2"> <text:s text:c="3"/>enc_m = my_rsa.encrypt(</text:span><text:span text:style-name="T19">b"someMyRSAtext"</text:span><text:span text:style-name="T2">)</text:span><text:line-break/><text:span text:style-name="T2"> <text:s text:c="3"/>dec_m = my_rsa.decrypt(enc_m)</text:span><text:line-break/><text:span text:style-name="T2"> <text:s text:c="3"/></text:span><text:span text:style-name="T14">print</text:span><text:span text:style-name="T2">(dec_m)</text:span><text:line-break/><text:line-break/><text:span text:style-name="T2"> <text:s text:c="3"/>my_vig = MyVigenere()</text:span><text:line-break/><text:span text:style-name="T2"> <text:s text:c="3"/>enc_m = my_vig.encrypt(</text:span><text:span text:style-name="T4">"someVigenetext"</text:span><text:span text:style-name="T2">)</text:span><text:line-break/><text:soft-page-break/><text:span text:style-name="T2"> <text:s text:c="3"/>dec_m = my_vig.decrypt(enc_m)</text:span><text:line-break/><text:span text:style-name="T2"> <text:s text:c="3"/></text:span><text:span text:style-name="T14">print</text:span><text:span text:style-name="T2">(dec_m)</text:span><text:line-break/><text:line-break/><text:span text:style-name="T2"> <text:s text:c="3"/></text:span><text:span text:style-name="T14">print</text:span><text:span text:style-name="T2">(</text:span><text:span text:style-name="T4">"isinstance(my_aes,MyByteCipher):"</text:span><text:span text:style-name="T1">,</text:span><text:span text:style-name="T14">isinstance</text:span><text:span text:style-name="T2">(my_aes</text:span><text:span text:style-name="T1">,</text:span><text:span text:style-name="T2">MyByteCipher))</text:span><text:line-break/><text:span text:style-name="T2"> <text:s text:c="3"/></text:span><text:span text:style-name="T14">print</text:span><text:span text:style-name="T2">(</text:span><text:span text:style-name="T4">"isinstance(my_rsa,MyByteCipher):"</text:span><text:span text:style-name="T1">,</text:span><text:span text:style-name="T14">isinstance</text:span><text:span text:style-name="T2">(my_rsa</text:span><text:span text:style-name="T1">,</text:span><text:span text:style-name="T2">MyByteCipher))</text:span><text:line-break/><text:span text:style-name="T2"> <text:s text:c="3"/></text:span><text:span text:style-name="T14">print</text:span><text:span text:style-name="T2">(</text:span><text:span text:style-name="T4">"isinstance(my_vig,MyByteCipher):"</text:span><text:span text:style-name="T1">,</text:span><text:span text:style-name="T14">isinstance</text:span><text:span text:style-name="T2">(my_vig</text:span><text:span text:style-name="T1">,</text:span><text:span text:style-name="T2">MyByteCipher))</text:span><text:line-break/></text:p>
      <text:p text:style-name="P1"/>
      <text:p text:style-name="P1"/>
      <text:p text:style-name="P1"/>
      <text:p text:style-name="P7">collection.py <text:s/></text:p>
      <text:p text:style-name="P1"/>
      <text:p text:style-name="P2"><text:span text:style-name="T1">from </text:span><text:span text:style-name="T2">collections.abc </text:span><text:span text:style-name="T1">import </text:span><text:span text:style-name="T2">Collection</text:span><text:line-break/><text:span text:style-name="T1">from </text:span><text:span text:style-name="T2">main </text:span><text:span text:style-name="T1">import </text:span><text:span text:style-name="T2">MyCipher</text:span><text:line-break/><text:line-break/><text:span text:style-name="T1">from </text:span><text:span text:style-name="T2">typing </text:span><text:span text:style-name="T1">import </text:span><text:span text:style-name="T2">Iterator</text:span><text:span text:style-name="T1">, </text:span><text:span text:style-name="T2">Iterable</text:span><text:span text:style-name="T1">, </text:span><text:span text:style-name="T2">Optional</text:span><text:line-break/><text:line-break/><text:line-break/><text:span text:style-name="T1">class </text:span><text:span text:style-name="T2">MyCipherColl(Collection):</text:span><text:line-break/><text:line-break/><text:span text:style-name="T2"> <text:s text:c="3"/></text:span><text:span text:style-name="T1">def </text:span><text:span text:style-name="T13">__init__</text:span><text:span text:style-name="T2">(</text:span><text:span text:style-name="T12">self</text:span><text:span text:style-name="T1">, </text:span><text:span text:style-name="T2">cypher_list: Iterable[MyCipher]):</text:span><text:line-break/><text:span text:style-name="T2"> <text:s text:c="7"/></text:span><text:span text:style-name="T1">for </text:span><text:span text:style-name="T2">item </text:span><text:span text:style-name="T1">in </text:span><text:span text:style-name="T2">cypher_list:</text:span><text:line-break/><text:span text:style-name="T2"> <text:s text:c="11"/></text:span><text:span text:style-name="T1">if not </text:span><text:span text:style-name="T14">isinstance</text:span><text:span text:style-name="T2">(item</text:span><text:span text:style-name="T1">, </text:span><text:span text:style-name="T2">MyCipher):</text:span><text:line-break/><text:span text:style-name="T2"> <text:s text:c="15"/></text:span><text:span text:style-name="T1">raise </text:span><text:span text:style-name="T14">TypeError</text:span><text:span text:style-name="T2">(</text:span><text:span text:style-name="T4">"all objects in collection must be of type MyCipher"</text:span><text:span text:style-name="T2">)</text:span><text:line-break/><text:span text:style-name="T2"> <text:s text:c="7"/></text:span><text:span text:style-name="T12">self</text:span><text:span text:style-name="T2">._list = </text:span><text:span text:style-name="T14">list</text:span><text:span text:style-name="T2">(cypher_list)</text:span><text:line-break/><text:line-break/><text:span text:style-name="T2"> <text:s text:c="3"/></text:span><text:span text:style-name="T1">def </text:span><text:span text:style-name="T13">__contains__</text:span><text:span text:style-name="T2">(</text:span><text:span text:style-name="T12">self</text:span><text:span text:style-name="T1">, </text:span><text:span text:style-name="T2">item: </text:span><text:span text:style-name="T14">object</text:span><text:span text:style-name="T2">) -&gt; </text:span><text:span text:style-name="T14">bool</text:span><text:span text:style-name="T2">:</text:span><text:line-break/><text:span text:style-name="T2"> <text:s text:c="7"/></text:span><text:span text:style-name="T1">return </text:span><text:span text:style-name="T12">self</text:span><text:span text:style-name="T2">._list.</text:span><text:span text:style-name="T13">__contains__</text:span><text:span text:style-name="T2">(item)</text:span><text:line-break/><text:line-break/><text:span text:style-name="T2"> <text:s text:c="3"/></text:span><text:span text:style-name="T1">def </text:span><text:span text:style-name="T13">__iter__</text:span><text:span text:style-name="T2">(</text:span><text:span text:style-name="T12">self</text:span><text:span text:style-name="T2">) -&gt; Iterator[MyCipher]:</text:span><text:line-break/><text:span text:style-name="T2"> <text:s text:c="7"/></text:span><text:span text:style-name="T1">return </text:span><text:span text:style-name="T12">self</text:span><text:span text:style-name="T2">._list.</text:span><text:span text:style-name="T13">__iter__</text:span><text:span text:style-name="T2">()</text:span><text:line-break/><text:line-break/><text:span text:style-name="T2"> <text:s text:c="3"/></text:span><text:span text:style-name="T1">def </text:span><text:span text:style-name="T13">__len__</text:span><text:span text:style-name="T2">(</text:span><text:span text:style-name="T12">self</text:span><text:span text:style-name="T2">) -&gt; </text:span><text:span text:style-name="T14">int</text:span><text:span text:style-name="T2">:</text:span><text:line-break/><text:span text:style-name="T2"> <text:s text:c="7"/></text:span><text:span text:style-name="T1">return </text:span><text:span text:style-name="T12">self</text:span><text:span text:style-name="T2">._list.</text:span><text:span text:style-name="T13">__len__</text:span><text:span text:style-name="T2">()</text:span><text:line-break/><text:line-break/><text:line-break/><text:span text:style-name="T1">if </text:span><text:span text:style-name="T2">__name__ == </text:span><text:span text:style-name="T4">'__main__'</text:span><text:span text:style-name="T2">:</text:span><text:line-break/><text:span text:style-name="T2"> <text:s text:c="3"/></text:span><text:span text:style-name="T1">import </text:span><text:span text:style-name="T2">main</text:span><text:line-break/><text:line-break/><text:span text:style-name="T2"> <text:s text:c="3"/>c = MyCipherColl([main.MyAES()</text:span><text:span text:style-name="T1">, </text:span><text:span text:style-name="T2">main.MyRSA()</text:span><text:span text:style-name="T1">, </text:span><text:span text:style-name="T2">main.MyVigenere()</text:span><text:span text:style-name="T1">, </text:span><text:span text:style-name="T2">main.MyVigenere()])</text:span><text:line-break/><text:span text:style-name="T2"> <text:s text:c="3"/></text:span><text:span text:style-name="T1">for </text:span><text:span text:style-name="T2">i </text:span><text:span text:style-name="T1">in </text:span><text:span text:style-name="T2">c:</text:span><text:line-break/><text:span text:style-name="T2"> <text:s text:c="7"/>enc = i.encrypt(</text:span><text:span text:style-name="T19">b"Mytext"</text:span><text:span text:style-name="T2">)</text:span><text:line-break/><text:span text:style-name="T2"> <text:s text:c="7"/>dec = i.decrypt(enc)</text:span><text:line-break/><text:span text:style-name="T2"> <text:s text:c="7"/></text:span><text:span text:style-name="T14">print</text:span><text:span text:style-name="T2">(enc)</text:span><text:line-break/><text:span text:style-name="T2"> <text:s text:c="7"/></text:span><text:span text:style-name="T14">print</text:span><text:span text:style-name="T2">(dec)</text:span><text:line-break/><text:line-break/><text:span text:style-name="T2"> <text:s text:c="3"/></text:span><text:span text:style-name="T1">for </text:span><text:span text:style-name="T2">i </text:span><text:span text:style-name="T1">in </text:span><text:span text:style-name="T2">c:</text:span><text:line-break/><text:span text:style-name="T2"> <text:s text:c="7"/>enc = i.encrypt(</text:span><text:span text:style-name="T19">b"Mytext"</text:span><text:span text:style-name="T2">)</text:span><text:line-break/><text:span text:style-name="T2"> <text:s text:c="7"/>dec = i.decrypt(enc)</text:span><text:line-break/><text:span text:style-name="T2"> <text:s text:c="7"/></text:span><text:span text:style-name="T14">print</text:span><text:span text:style-name="T2">(enc)</text:span><text:line-break/><text:span text:style-name="T2"> <text:s text:c="7"/></text:span><text:span text:style-name="T14">print</text:span><text:span text:style-name="T2">(dec)</text:span><text:line-break/></text:p>
      <text:p text:style-name="P2"/>
      <text:p text:style-name="P6">из результатов прогонки основного файла видим такой <text:span text:style-name="T21">результат</text:span> <text:line-break/><text:line-break/>isinstance(my_aes,MyByteCipher): True</text:p>
      <text:p text:style-name="P6">isinstance(my_rsa,MyByteCipher): True</text:p>
      <text:p text:style-name="P6"><text:soft-page-break/>isinstance(my_vig,MyByteCipher): True<text:line-break/><text:line-break/>из чего делаем вывод что протокол проверяет лишь наличие методов, и не проверяет типы данных указаные в анотациях</text:p>
      <text:p text:style-name="P2"/>
      <text:p text:style-name="P2"/>
      <text:p text:style-name="P5"><text:span text:style-name="T5">Висновок</text:span><text:span text:style-name="T6">: </text:span><text:span text:style-name="T22">я</text:span><text:span text:style-name="T6"> розгляну</text:span><text:span text:style-name="T22">в</text:span><text:span text:style-name="T6"> поняття інтерфейсу та його призначення. Розгляну</text:span><text:span text:style-name="T22">в</text:span></text:p>
      <text:p text:style-name="P5">можливості Пайтон по створенню і використанню інтерфейс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4-09T05:45:09.192022945</dc:date>
    <meta:editing-duration>PT4H33M</meta:editing-duration>
    <meta:editing-cycles>16</meta:editing-cycles>
    <meta:generator>LibreOffice/7.0.5.2$Linux_X86_64 LibreOffice_project/00$Build-2</meta:generator>
    <meta:document-statistic meta:table-count="0" meta:image-count="0" meta:object-count="0" meta:page-count="5" meta:paragraph-count="17" meta:word-count="593" meta:character-count="6668" meta:non-whitespace-character-count="5085"/>
  </office:meta>
</office:document-meta>
</file>